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3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2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3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2" office:value-type="string">
            <text:p text:style-name="P3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9-01-01">
            <text:p text:style-name="P3">01/01/2019</text:p>
          </table:table-cell>
          <table:table-cell table:style-name="Changelog.C3" office:value-type="string">
            <text:p text:style-name="P3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9-01-04">
            <text:p text:style-name="P3">04/01/2019</text:p>
          </table:table-cell>
          <table:table-cell table:style-name="Changelog.C2" office:value-type="string">
            <text:p text:style-name="P3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9-01-05">
            <text:p text:style-name="P3">05/01/2019</text:p>
          </table:table-cell>
          <table:table-cell table:style-name="Changelog.C3" office:value-type="string">
            <text:p text:style-name="P3">Correction on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9-01-06">
            <text:p text:style-name="P3">06/01/2019</text:p>
          </table:table-cell>
          <table:table-cell table:style-name="Changelog.C2" office:value-type="string">
            <text:p text:style-name="P3">Audio design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A3" office:value-type="string">
            <text:p text:style-name="P3">08/01/19</text:p>
          </table:table-cell>
          <table:table-cell table:style-name="Changelog.C3" office:value-type="string">
            <text:p text:style-name="P3">Wrote potion's recipe for the Alchemist’s puzzle, added the positions of the various rewards.</text:p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A3" office:value-type="string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A3" office:value-type="string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A3" office:value-type="string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A3" office:value-type="string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9-01-08T18:46:17.24</dc:date>
    <meta:editing-duration>PT1H11M16S</meta:editing-duration>
    <meta:editing-cycles>53</meta:editing-cycles>
    <meta:generator>OpenOffice/4.1.4$Win32 OpenOffice.org_project/414m5$Build-9788</meta:generator>
    <meta:document-statistic meta:table-count="2" meta:image-count="0" meta:object-count="0" meta:page-count="3" meta:paragraph-count="180" meta:word-count="496" meta:character-count="3417"/>
    <meta:template xlink:type="simple" xlink:actuate="onRequest" xlink:title="" xlink:href="../MasterGameDesignDocument.odm" meta:date="2018-12-28T17:30:08.55"/>
  </office:meta>
</office:document-meta>
</file>